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879" officeooo:paragraph-rsid="001c0879"/>
    </style:style>
    <style:style style:name="T1" style:family="text">
      <style:text-properties officeooo:rsid="001d3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trega/devolução</text:span> dos computadores <text:span text:style-name="T1">à</text:span>s organizaçõ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49:19.626235618</meta:creation-date>
    <dc:date>2016-05-25T14:50:26.308983984</dc:date>
    <meta:editing-duration>PT56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" meta:word-count="5" meta:character-count="50" meta:non-whitespace-character-count="46"/>
  </office:meta>
</office:document-meta>
</file>